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fo:text-align="start" style:justify-single-word="false"/>
      <style:text-properties fo:color="#ffffff" loext:opacity="100%" style:font-name="PT Mono" fo:font-size="8pt" fo:font-style="normal" fo:font-weight="normal" officeooo:rsid="0336895b" officeooo:paragraph-rsid="0336895b"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start" style:justify-single-word="false"/>
      <style:text-properties fo:color="#ffffff" loext:opacity="100%" style:font-name="PT Mono" fo:font-size="8pt" fo:font-style="normal" fo:font-weight="normal" officeooo:rsid="03385918" officeooo:paragraph-rsid="03385918"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3a7644" officeooo:paragraph-rsid="03407d13"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3d8f7e" officeooo:paragraph-rsid="033d8f7e"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fo:text-align="start" style:justify-single-word="false"/>
      <style:text-properties fo:color="#ffffff" loext:opacity="100%" style:font-name="PT Mono" fo:font-size="8pt" fo:font-style="normal" fo:font-weight="normal" officeooo:rsid="033e2a9f" officeooo:paragraph-rsid="033d8f7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1bc3"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55df"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e7b8"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line-height="200%" fo:text-align="center" style:justify-single-word="false"/>
      <style:text-properties fo:color="#ffffff" loext:opacity="100%" style:font-name="PT Mono" fo:font-size="8pt" fo:font-style="normal" fo:font-weight="normal" officeooo:rsid="03400759" officeooo:paragraph-rsid="03400759"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line-height="200%" fo:text-align="start" style:justify-single-word="false"/>
      <style:text-properties fo:color="#ffffff" loext:opacity="100%" style:font-name="PT Mono" fo:font-size="8pt" fo:font-style="normal" fo:font-weight="normal" officeooo:rsid="03400759" officeooo:paragraph-rsid="03400759"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line-height="200%" fo:text-align="start" style:justify-single-word="false"/>
      <style:text-properties fo:color="#ffffff" loext:opacity="100%" style:font-name="PT Mono" fo:font-size="8pt" fo:font-style="normal" fo:font-weight="normal" officeooo:rsid="034a11aa" officeooo:paragraph-rsid="034a11aa"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line-height="200%" fo:text-align="start" style:justify-single-word="false"/>
      <style:text-properties fo:color="#ffffff" loext:opacity="100%" style:font-name="PT Mono" fo:font-size="8pt" fo:font-style="normal" fo:font-weight="normal" officeooo:rsid="034aeef4" officeooo:paragraph-rsid="034a11a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line-height="200%" fo:text-align="start" style:justify-single-word="false"/>
      <style:text-properties fo:color="#ffffff" loext:opacity="100%" style:font-name="PT Mono" fo:font-size="8pt" fo:font-style="normal" fo:font-weight="normal" officeooo:rsid="034e0557" officeooo:paragraph-rsid="034e05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line-height="200%" fo:text-align="start" style:justify-single-word="false"/>
      <style:text-properties fo:color="#ffffff" loext:opacity="100%" style:font-name="PT Mono" fo:font-size="8pt" fo:font-style="normal" fo:font-weight="normal" officeooo:rsid="034e5eea" officeooo:paragraph-rsid="034e5eea"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line-height="200%" fo:text-align="start" style:justify-single-word="false"/>
      <style:text-properties fo:color="#ffffff" loext:opacity="100%" style:font-name="PT Mono" fo:font-size="8pt" fo:font-style="normal" fo:font-weight="bold" officeooo:rsid="0336895b" officeooo:paragraph-rsid="0336895b" fo:background-color="transparent" style:font-size-asian="8pt" style:font-style-asian="normal" style:font-weight-asian="bold" style:font-size-complex="8pt" style:font-style-complex="normal" style:font-weight-complex="bold"/>
    </style:style>
    <style:style style:name="P17"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18" style:family="paragraph" style:parent-style-name="Standard">
      <style:paragraph-properties fo:line-height="200%" fo:text-align="start" style:justify-single-word="false"/>
      <style:text-properties fo:color="#ffffff" loext:opacity="100%" style:font-name="PT Mono" fo:font-size="8pt" fo:font-style="normal" fo:font-weight="bold" officeooo:rsid="033d8f7e" officeooo:paragraph-rsid="033d8f7e" fo:background-color="transparent" style:font-size-asian="8pt" style:font-style-asian="normal" style:font-weight-asian="bold" style:font-size-complex="8pt" style:font-style-complex="normal" style:font-weight-complex="bold"/>
    </style:style>
    <style:style style:name="P19" style:family="paragraph" style:parent-style-name="Standard">
      <style:paragraph-properties fo:line-height="200%" fo:text-align="start" style:justify-single-word="fals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0" style:family="paragraph" style:parent-style-name="Standard">
      <style:paragraph-properties fo:line-height="200%" fo:text-align="start" style:justify-single-word="false"/>
      <style:text-properties fo:color="#ffffff" loext:opacity="100%" style:font-name="PT Mono" fo:font-size="8pt" fo:font-style="normal" fo:font-weight="bold" officeooo:rsid="034a11aa" officeooo:paragraph-rsid="034a11aa" fo:background-color="transparent" style:font-size-asian="8pt" style:font-style-asian="normal" style:font-weight-asian="bold" style:font-size-complex="8pt" style:font-style-complex="normal" style:font-weight-complex="bold"/>
    </style:style>
    <style:style style:name="P21" style:family="paragraph" style:parent-style-name="Standard">
      <style:paragraph-properties fo:line-height="200%" fo:text-align="start" style:justify-single-word="false"/>
      <style:text-properties fo:color="#ffffff" loext:opacity="100%" style:font-name="PT Mono" fo:font-size="8pt" fo:font-style="normal" fo:font-weight="bold" officeooo:rsid="034e0557" officeooo:paragraph-rsid="034e0557" fo:background-color="transparent" style:font-size-asian="8pt" style:font-style-asian="normal" style:font-weight-asian="bold" style:font-size-complex="8pt" style:font-style-complex="normal" style:font-weight-complex="bold"/>
    </style:style>
    <style:style style:name="P22" style:family="paragraph" style:parent-style-name="Standard">
      <style:paragraph-properties fo:line-height="200%" fo:text-align="start" style:justify-single-word="false"/>
      <style:text-properties fo:color="#ffffff" loext:opacity="100%" style:font-name="PT Mono" fo:font-size="8pt" fo:font-style="normal" fo:font-weight="bold" officeooo:rsid="034e5eea" officeooo:paragraph-rsid="034e5eea" fo:background-color="transparent" style:font-size-asian="8pt" style:font-style-asian="normal" style:font-weight-asian="bold" style:font-size-complex="8pt" style:font-style-complex="normal" style:font-weight-complex="bold"/>
    </style:style>
    <style:style style:name="P23" style:family="paragraph" style:parent-style-name="Standard">
      <style:paragraph-properties fo:line-height="200%" fo:text-align="start" style:justify-single-word="false"/>
      <style:text-properties fo:color="#ffffff" loext:opacity="100%" style:font-name="PT Mono" fo:font-size="8pt" fo:font-style="normal" fo:font-weight="bold" officeooo:rsid="0350c43d" officeooo:paragraph-rsid="0350c43d" fo:background-color="transparent" style:font-size-asian="8pt" style:font-style-asian="normal" style:font-weight-asian="bold" style:font-size-complex="8pt" style:font-style-complex="normal" style:font-weight-complex="bold"/>
    </style:style>
    <style:style style:name="P24"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25" style:family="paragraph" style:parent-style-name="Standard">
      <style:paragraph-properties fo:line-height="200%" fo:text-align="center" style:justify-single-word="false"/>
      <style:text-properties fo:color="#ffffff" loext:opacity="100%" style:font-name="PT Mono" fo:font-size="8pt" officeooo:rsid="03400759" officeooo:paragraph-rsid="03400759" fo:background-color="transparent" style:font-size-asian="8pt" style:font-size-complex="8pt"/>
    </style:style>
    <style:style style:name="P26" style:family="paragraph" style:parent-style-name="Standard">
      <style:paragraph-properties fo:line-height="200%" fo:text-align="start" style:justify-single-word="false" fo:break-before="page"/>
      <style:text-properties fo:color="#ffffff" loext:opacity="100%" style:font-name="PT Mono" fo:font-size="8pt" officeooo:paragraph-rsid="035a58d5" fo:background-color="transparent" style:font-size-asian="8pt" style:font-size-complex="8pt"/>
    </style:style>
    <style:style style:name="P27" style:family="paragraph" style:parent-style-name="Standard" style:master-page-name="First_20_Page">
      <style:paragraph-properties fo:line-height="200%" fo:text-align="start" style:justify-single-word="false" style:page-number="auto"/>
      <style:text-properties fo:color="#ffffff" loext:opacity="100%" style:font-name="PT Mono" fo:font-size="8pt" fo:font-weight="bold" officeooo:rsid="03400759" officeooo:paragraph-rsid="03400759" fo:background-color="transparent" style:font-size-asian="8pt" style:font-weight-asian="bold" style:font-size-complex="8pt" style:font-weight-complex="bold"/>
    </style:style>
    <style:style style:name="P28" style:family="paragraph" style:parent-style-name="Standard">
      <style:paragraph-properties fo:line-height="200%" fo:text-align="start" style:justify-single-word="false"/>
      <style:text-properties fo:color="#ffffff" loext:opacity="100%" style:font-name="PT Mono" fo:font-size="8pt" fo:font-style="normal" fo:font-weight="normal" officeooo:rsid="0350c43d" officeooo:paragraph-rsid="0350c43d"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line-height="200%" fo:text-align="start" style:justify-single-word="false"/>
      <style:text-properties fo:color="#ffffff" loext:opacity="100%" style:font-name="PT Mono" fo:font-size="8pt" fo:font-style="normal" fo:font-weight="normal" officeooo:rsid="03400759" officeooo:paragraph-rsid="03400759"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line-height="200%" fo:text-align="start" style:justify-single-word="false"/>
      <style:text-properties fo:color="#ffffff" loext:opacity="100%" style:font-name="PT Mono" fo:font-size="8pt" fo:font-style="normal" fo:font-weight="normal" officeooo:rsid="033d8f7e" officeooo:paragraph-rsid="033d8f7e"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5b5f64"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line-height="200%"/>
      <style:text-properties fo:color="#ffffff" loext:opacity="100%" style:font-name="PT Mono" fo:font-size="8pt" fo:font-style="normal" fo:font-weight="bold" officeooo:rsid="03520b47" officeooo:paragraph-rsid="03520b47" fo:background-color="transparent" style:font-size-asian="8pt" style:font-style-asian="normal" style:font-weight-asian="bold" style:font-size-complex="8pt" style:font-style-complex="normal" style:font-weight-complex="bold"/>
    </style:style>
    <style:style style:name="P33" style:family="paragraph" style:parent-style-name="Standard">
      <style:paragraph-properties fo:line-height="200%" fo:text-align="start" style:justify-single-word="false"/>
      <style:text-properties fo:color="#ffffff" loext:opacity="100%" style:font-name="PT Mono" fo:font-size="8pt" fo:font-weight="normal" officeooo:rsid="03520b47" officeooo:paragraph-rsid="035a58d5" fo:background-color="transparent" style:font-size-asian="8pt" style:font-weight-asian="normal" style:font-size-complex="8pt"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3392a4a"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309affb"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officeooo:rsid="03407d13" style:font-style-asian="normal" style:font-style-complex="normal"/>
    </style:style>
    <style:style style:name="T7" style:family="text">
      <style:text-properties fo:font-style="normal" officeooo:rsid="03520b47"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3520b47" style:font-style-asian="normal" style:font-weight-asian="bold" style:font-style-complex="normal" style:font-weight-complex="bold"/>
    </style:style>
    <style:style style:name="T10" style:family="text">
      <style:text-properties fo:font-style="normal" fo:font-weight="bold" officeooo:rsid="03407d13"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T12" style:family="text">
      <style:text-properties fo:font-weight="normal" officeooo:rsid="0336f653" style:font-weight-asian="normal" style:font-weight-complex="normal"/>
    </style:style>
    <style:style style:name="T13" style:family="text">
      <style:text-properties fo:font-weight="normal" officeooo:rsid="03392a4a" style:font-weight-asian="normal" style:font-weight-complex="normal"/>
    </style:style>
    <style:style style:name="T14" style:family="text">
      <style:text-properties fo:font-weight="normal" officeooo:rsid="033e2a9f" style:font-weight-asian="normal" style:font-weight-complex="normal"/>
    </style:style>
    <style:style style:name="T15" style:family="text">
      <style:text-properties fo:font-weight="normal" officeooo:rsid="0346e829" style:font-weight-asian="normal" style:font-weight-complex="normal"/>
    </style:style>
    <style:style style:name="T16" style:family="text">
      <style:text-properties fo:font-weight="normal" officeooo:rsid="034aeef4" style:font-weight-asian="normal" style:font-weight-complex="normal"/>
    </style:style>
    <style:style style:name="T17" style:family="text">
      <style:text-properties fo:font-weight="normal" officeooo:rsid="034c1a53" style:font-weight-asian="normal" style:font-weight-complex="normal"/>
    </style:style>
    <style:style style:name="T18" style:family="text">
      <style:text-properties fo:font-weight="normal" officeooo:rsid="032dc956" style:font-weight-asian="normal" style:font-weight-complex="normal"/>
    </style:style>
    <style:style style:name="T19" style:family="text">
      <style:text-properties fo:font-weight="normal" officeooo:rsid="0353fd8d" style:font-weight-asian="normal" style:font-weight-complex="normal"/>
    </style:style>
    <style:style style:name="T20" style:family="text">
      <style:text-properties fo:font-weight="normal" officeooo:rsid="03559f4c" style:font-weight-asian="normal" style:font-weight-complex="normal"/>
    </style:style>
    <style:style style:name="T21" style:family="text">
      <style:text-properties fo:font-weight="normal" officeooo:rsid="0356e383" style:font-weight-asian="normal" style:font-weight-complex="normal"/>
    </style:style>
    <style:style style:name="T22" style:family="text">
      <style:text-properties officeooo:rsid="033d8f7e"/>
    </style:style>
    <style:style style:name="T23" style:family="text">
      <style:text-properties officeooo:rsid="034355df"/>
    </style:style>
    <style:style style:name="T24" style:family="text">
      <style:text-properties officeooo:rsid="0343e7b8"/>
    </style:style>
    <style:style style:name="T25" style:family="text">
      <style:text-properties officeooo:rsid="0344ed2e"/>
    </style:style>
    <style:style style:name="T26" style:family="text">
      <style:text-properties officeooo:rsid="0346e829"/>
    </style:style>
    <style:style style:name="T27" style:family="text">
      <style:text-properties style:text-position="super 58%" fo:font-weight="normal" style:font-weight-asian="normal" style:font-weight-complex="normal"/>
    </style:style>
    <style:style style:name="T28" style:family="text">
      <style:text-properties officeooo:rsid="03520b47"/>
    </style:style>
    <style:style style:name="T29" style:family="text">
      <style:text-properties officeooo:rsid="0353fd8d"/>
    </style:style>
    <style:style style:name="T30" style:family="text">
      <style:text-properties officeooo:rsid="03559f4c"/>
    </style:style>
    <style:style style:name="T31" style:family="text">
      <style:text-properties officeooo:rsid="0355ec1b"/>
    </style:style>
    <style:style style:name="T32" style:family="text">
      <style:text-properties officeooo:rsid="0356e383"/>
    </style:style>
    <style:style style:name="T33" style:family="text">
      <style:text-properties officeooo:rsid="03586128"/>
    </style:style>
    <style:style style:name="T34" style:family="text">
      <style:text-properties fo:font-weight="bold" officeooo:rsid="034a11aa"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6">Draft</text:span><text:span text:style-name="T5"> 1.</text:span><text:span text:style-name="T7">4</text:span></text:p>
      <text:p text:style-name="P11">Started 11/4/24</text:p>
      <text:p text:style-name="P11">De-fictionalized 11/5</text:p>
      <text:p text:style-name="P11">Forked into 1.3 11/6</text:p>
      <text:p text:style-name="P33"><text:span text:style-name="T5">Rewritten/edited into 1.4 4/4</text:span></text:p>
      <text:p text:style-name="P26"><text:span text:style-name="T9">4</text:span><text:span text:style-name="T10">/4/</text:span><text:span text:style-name="T9">25</text:span></text:p>
      <text:p text:style-name="P32"><text:span text:style-name="T18">M</text:span><text:span text:style-name="T11">y first drink, a Mike’s Hard Lemonade, made me shake like a leaf, and I still haven’t figured out why. My laptop had been stolen, which was kind of a good thing because I got to move from the shitty all-guy dorm to the co-ed one, where I shared a bathroom with Matt.</text:span></text:p>
      <text:p text:style-name="P32"><text:span text:style-name="T11"><text:s text:c="3"/>It wasn’t until senior year that Hank asked if I wanted to be in the band. They had already played two shows with two different drummers, then the talent show where I happened to be behind a hazy curtain with the jazz band.</text:span></text:p>
      <text:p text:style-name="P32"><text:span text:style-name="T11"><text:s text:c="3"/>They played </text:span><text:span text:style-name="T1">Walking Over My Grave</text:span><text:span text:style-name="T11">, which I had heard a demo of while hanging out in Hank &amp; Josh’s room. Of course, I couldn’t help but quietly drum along.</text:span></text:p>
      <text:p text:style-name="P32"><text:span text:style-name="T11"><text:s text:c="3"/>I said yes, joined the band, added drums to the origingal demos with PJ in his warehouse over Christmas break.</text:span></text:p>
      <text:p text:style-name="P32"><text:span text:style-name="T11"><text:s text:c="3"/>We played a lot of fun shows that next semester and decided to live together, and, despite Steve and </text:span><text:soft-page-break/><text:span text:style-name="T11">I still having classes to finish, focus on the band full-time.</text:span></text:p>
      <text:p text:style-name="P32"><text:span text:style-name="T11"><text:s text:c="3"/>I’ve mentioned the whole band now by name, except for Richard, of course.</text:span></text:p>
      <text:p text:style-name="P2"><text:s text:c="3"/><text:span text:style-name="T28">Anyway, </text:span>Josh Lovings was the most talented of the band both in terms of instrument and also for the sheer fact of being able to keep <text:span text:style-name="T29">our</text:span> Econoline running. He would often open a compartment from inside the cabin and make adjustments to the timing belt while we drove.</text:p>
      <text:p text:style-name="P16"><text:span text:style-name="T11"><text:s text:c="3"/>But one night, with a very annoyed tone, while at dinner in Norfolk, he said to everyone, “Y’all are gonna have to do something about that van.” He had probably mentioned some specific problem, but we were all tuned into the fact that he hadn’t said </text:span><text:span text:style-name="T1">we,</text:span><text:span text:style-name="T11"> </text:span><text:span text:style-name="T19">s</text:span><text:span text:style-name="T11">o it was a major heartbreak but not the biggest surprise when he called us before a gig at the Double Door in Charlotte to say he would not be attending the show or any Holy Ghost Tent Revival show ever again. He wanted to live a simple life on his family’s farm in Climax, North Carolina as </text:span><text:soft-page-break/><text:span text:style-name="T11">opposed to touring chaotically and sporratically, and we all knew that was true.</text:span></text:p>
      <text:p text:style-name="P2"><text:s text:c="3"/>We played a fun show without him and were fortunate enough to have a recording of the night. The performance was firey and we knew we had the drive to persue a new sound without him. We did a rehearsal for our next gig where we added Jack on a second drum set, which was very fun, but didn’t <text:span text:style-name="T30">really bring</text:span> what we were looking for.</text:p>
      <text:p text:style-name="P16"><text:span text:style-name="T11"><text:s text:c="3"/>Steve, PJ and Jack had moved to a new house on </text:span><text:span text:style-name="T12">Westdale Place, which didn’t have much room to rehearse, so we had been bouncing around between different places to practice. A friend from Watership Down offered their backyard shed, so we took them up on that and showed up to rehearse one day </text:span><text:span text:style-name="T20">and had to wait around because</text:span><text:span text:style-name="T12"> they were still playing when we got there.</text:span></text:p>
      <text:p text:style-name="P16"><text:span text:style-name="T12"><text:s text:c="3"/>We were interested in their keyboard player, Mike O’Malley, and he was interested to play as well, so he stayed after their practice, played with us and agreed to join the band. It was our first electric instrument and sent us in </text:span><text:span text:style-name="T20">a</text:span><text:span text:style-name="T12"> heav</text:span><text:span text:style-name="T20">ier</text:span><text:span text:style-name="T12"> direction.</text:span></text:p>
      <text:p text:style-name="P16"><text:soft-page-break/><text:span text:style-name="T12"><text:s text:c="3"/></text:span><text:span text:style-name="T13">We recorded an EP shortly after that in Chapel Hill called </text:span><text:span text:style-name="T2">Family</text:span><text:span text:style-name="T13"> that featured different friends on every track. </text:span><text:span text:style-name="T20">Many listeners</text:span><text:span text:style-name="T13"> later </text:span><text:span text:style-name="T20">reported</text:span><text:span text:style-name="T13"> that Mike was not loud enough in the mix.</text:span></text:p>
      <text:p text:style-name="P16"><text:span text:style-name="T12"/></text:p>
      <text:p text:style-name="P17"><text:span text:style-name="T12">H</text:span><text:span text:style-name="T11">ank, Matt and their girlfriends moved across town to Bradfort Street (I think) while me, Steve, PJ and Mike moved to a house on Buffalo Street with room to practice. We stuck Mike in the attic, or rather, he voluntered to stick himself up there.</text:span></text:p>
      <text:p text:style-name="P17"><text:span text:style-name="T11"><text:s text:c="3"/>We wrote and arranged many songs in that house and even recorded an album on ADAT called The Blood Beneath and only released it digitally long after Mike had left the band. We had actually tried to record it before that at Awendaw Green near Charleston, but we could not get agree with the engineer on how to record things.</text:span></text:p>
      <text:p text:style-name="P3"><text:s text:c="3"/>Matt and Steve had been playing through amplifiers, but Nat wanted to record direct and re-amp later. We decided to go with that idea, but when it came time to mix he simply said we had probably <text:soft-page-break/>been right and the guitar/banjo parts were not useable.</text:p>
      <text:p text:style-name="P19">11/6</text:p>
      <text:p text:style-name="P4">Mike eventually came to feel like his input wasn’t valued in the band. We never wanted to play any of his songs and, aside from myself, thought his contributions were too nerdy. We were in the Norfolk area once again after having played a show in Scranton when he told us he had bad news and good news. He’d be leaving the band, but Kevin had agreed to replace him. </text:p>
      <text:p text:style-name="P4"><text:span text:style-name="T22"><text:s text:c="3"/>Now I’m starting to wonder: was Charlie already playing with us by the time Kevin had joined the band? Introducing him will require that I go back and explain how Hank and I had been helping with the Ragsdale High marching band. Hank rehearsed the marching components, barking orders from scaffolding while I encouraged the drumline, offering occasional tips and esoteric quips.</text:span></text:p>
      <text:p text:style-name="P5"><text:s text:c="3"/>The day of the first competition in my first year as instructor, Charlie the horn captain came right up to me and commented on my attire, an oversized, <text:soft-page-break/>untucked pink shirt and sloppy tie. “You look like shit,” he said.</text:p>
      <text:p text:style-name="P5"><text:s text:c="3"/>Our first tour with him was five weeks long. <text:span text:style-name="T30">H</text:span>e was 17 years old. We went to the west coast and ended at a resort <text:span text:style-name="T30">Near Asheville</text:span>. (Rob Hurley might be able to remember more.) I cannot remember if Mike was in the band or Kevin. I will ask Kevin tonight at Scott birthday party.</text:p>
      <text:p text:style-name="P18"><text:span text:style-name="T11"><text:s text:c="3"/>That makes me want to write about how Mike showed us the album </text:span><text:span text:style-name="T1">Fate</text:span><text:span text:style-name="T11"> by Dr. Dog. When Kevin joined the band, he was a little confused with our obsession. “You guys know these are just regular dudes from Philly,” he said.</text:span></text:p>
      <text:p text:style-name="P5"><text:s text:c="3"/>That was on our only trip to South By Southwest, where we met Pearl and the Beard <text:span text:style-name="T30">(</text:span>and Bill Murray pushed me into a trash can. He probably said my friends would never believe me, but I was too drunk to remember/comprehend.<text:span text:style-name="T30">)</text:span></text:p>
      <text:p text:style-name="P5"/>
      <text:p text:style-name="P18"><text:span text:style-name="T11"><text:s text:c="3"/></text:span><text:span text:style-name="T14">He simply got in the van, started playing shows on keys with no rehearsal, and, when we returned </text:span><text:soft-page-break/><text:span text:style-name="T14">home to Greensboro, crashed on the Springdale couch, stayed there for months.</text:span></text:p>
      <text:p text:style-name="P6"><text:s text:c="3"/>I met Louise in Shepherdstown, kissed her at a show at the Blue Moon, maintained a long-distance relationship for six months until we took over space in the Springdale house.</text:p>
      <text:p text:style-name="P6"><text:s text:c="3"/>Stephen &amp; Stephanie moved to Chestnut Street. Matt and Kevin moved to Yanceyville Ave or something like that. Did Andy stay? There had to be two more people in that house with us. I will ask Louise. It would make more sense if Kevin &amp; Matt lived with us for the short time we were there, but I don’t remember it that way.</text:p>
      <text:p text:style-name="P6"><text:s text:c="3"/>Either way, Kev &amp; Matt eventually moved in together, and they had a shed in the backyard, so, when we kicked PJ out of the band for being difficult to work with and <text:span text:style-name="T30">generally</text:span> erratic, Kevin switched to bass and we started to <text:span text:style-name="T30">work on</text:span> our new sound. <text:span text:style-name="T30">It was really work.</text:span></text:p>
      <text:p text:style-name="P18"><text:span text:style-name="T14"><text:s text:c="3"/>Matt and Steve had switched to electric guitars. Steve had been given a Rickenbacker and Matt had </text:span><text:span text:style-name="T20">accidentally </text:span><text:span text:style-name="T14">left for </text:span><text:span text:style-name="T20">a long </text:span><text:span text:style-name="T14">tour without his guitar </text:span><text:soft-page-break/><text:span text:style-name="T14">and so ended up borrowing an electric/amp everywhere we went, </text:span><text:span text:style-name="T15">which we </text:span><text:span text:style-name="T20">loved</text:span><text:span text:style-name="T14">. </text:span><text:span text:style-name="T20">We became</text:span><text:span text:style-name="T14"> a two-guitar band.</text:span></text:p>
      <text:p text:style-name="P6"><text:s text:c="3"/>We worked up a whole batch of tunes that way in Matt/Kevin’s shed, recorded them in Randy Seals’ Reidsville basement and called it Sweat Like the Old Days.</text:p>
      <text:p text:style-name="P6"/>
      <text:p text:style-name="P7">I forgot to mention that when Matt and Kevin moved in together, Louise and I moved to Chestnut, down the street from Steve and Steph. It was a beautiful house and life felt pretty idyllic, but she got depressed and afraid when I was gone on a long tour <text:span text:style-name="T30">and</text:span> moved back to her parents’ house in Virginia while I was gone.</text:p>
      <text:p text:style-name="P7"><text:s text:c="3"/>I stayed <text:span text:style-name="T30">at Chestnut</text:span> for the rest of the month and then moved to a tiny room on Market, lived upstairs with two other people. Louise came to visit me a few months later, but I had adjusted to my new lifestyle, and, when she got upset and said it didn’t seem like I needed her anymore, I couldn’t find a strong argument against.</text:p>
      <text:p text:style-name="P8"><text:soft-page-break/><text:s text:c="3"/>The system the band had set up was that we would each receive $400 a month, which covered my rent, but I stopped being disciplined enough <text:span text:style-name="T23">to actually pay and was spending it at the coffee shop instead. </text:span><text:span text:style-name="T30">My landlord </text:span><text:span text:style-name="T23">Don Cato was cool the first couple times I fell behind on payments. “</text:span><text:span text:style-name="T26">You’re a good guy,” he said.</text:span><text:span text:style-name="T23"> </text:span><text:span text:style-name="T26">B</text:span><text:span text:style-name="T23">ut, after three months he called me and threatened that I better have his money by the next day. We were in Philly at the time recording Right State of Mind.</text:span></text:p>
      <text:p text:style-name="P9"><text:s text:c="3"/><text:span text:style-name="T23">That album was a lot better than Sweat Like The Old Days, </text:span><text:span text:style-name="T31">Our manager who arranged the recording session</text:span><text:span text:style-name="T23"> also reccomended we hire a tour manager, </text:span><text:span text:style-name="T24">which was Jason from Now You See Them. With proper interviewing, </text:span><text:span text:style-name="T26">that band</text:span><text:span text:style-name="T24"> could easily make up a whole book, but should at least be a chapter.</text:span></text:p>
      <text:p text:style-name="P9"><text:span text:style-name="T24"><text:s text:c="3"/>Jason, Shane and Dulci met in New York City at some open mics. They moved to Hawaii together and then Australia, got deported, moved to Asheville, where Holy Ghost had had a tough time breaking in. We had something like two bland shows at Papa Mojo’s, and two or three at the Westville Pub, none </text:span><text:soft-page-break/><text:span text:style-name="T24">of which seemed to gain any traction. </text:span><text:span text:style-name="T32">T</text:span><text:span text:style-name="T24">here ended up being some sort of night of music </text:span><text:span text:style-name="T32">in Greensboro</text:span><text:span text:style-name="T24"> with them and maybe Pearl and the Beard. </text:span><text:span text:style-name="T26">And maybe Matty Sheets?</text:span></text:p>
      <text:p text:style-name="P9"><text:s text:c="3"/><text:span text:style-name="T24">We had an amazing party at our house afterwards and joked about what instant friends we had become. They eventually broke up because Shane was difficult to work with and </text:span><text:span text:style-name="T32">generally</text:span><text:span text:style-name="T24"> erratic. This left jason open to be our tour manager and led to many therapeutic van rides, Jason detailing the crazy things Shane had done and us, PJ.</text:span></text:p>
      <text:p text:style-name="P9"><text:s text:c="3"/><text:span text:style-name="T25">Whether we recorded the album or added Jason first, I’m not sure, but we came home and immediately had to go on a long tour. Charlie borrowed his dad’s truck and helped me move all my stuff to On Pop of the World, Randy’s new studio in G</text:span><text:span text:style-name="T26">lenwood.</text:span></text:p>
      <text:p text:style-name="P9"><text:s text:c="3"/><text:span text:style-name="T25">I loved </text:span><text:span text:style-name="T26">On Pop</text:span><text:span text:style-name="T25"> but was afraid about the possibility of living there. I got the impression that the people who frequented Randy’s studio were into </text:span><text:span text:style-name="T32">different drugs than I was used to</text:span><text:span text:style-name="T25">, so I made some effort to look for housing on Craigslist while </text:span><text:soft-page-break/><text:span text:style-name="T25">on tour. On the way home, Stephen asked if I could stay at their house on Chestnut for </text:span><text:span text:style-name="T26">ten</text:span><text:span text:style-name="T25"> days and look after their dogs. I agreed, swearing to he and Stephanie I would find permanent housing as soon as I could, but Stephanie encouraged me to stay, </text:span><text:span text:style-name="T26">said </text:span><text:span text:style-name="T25">that I was a calming presence they needed in the house.</text:span></text:p>
      <text:p text:style-name="P31"><text:s text:c="3"/><text:span text:style-name="T25">I took up a love for walking, and, in the winter, </text:span><text:span text:style-name="T32">went</text:span><text:span text:style-name="T25"> to Sylva where my parents had recently moved. I also started to spend some time in Asheville with my new friend Gary, who we had met in Suwannee. We ended up shooting the music video for Right State of Mind at his house. </text:span></text:p>
      <text:p text:style-name="P31"><text:span text:style-name="T34">11/7</text:span></text:p>
      <text:p text:style-name="P20"><text:span text:style-name="T11">Matt moved to Abingdon. Kevin moved to Asheville. <text:s/>Steve and Stephanie </text:span><text:span text:style-name="T17">soon </text:span><text:span text:style-name="T21">did too</text:span><text:span text:style-name="T11">. </text:span><text:span text:style-name="T17">She worked in administration at Warren Wilson and he got a job picking peppers.</text:span></text:p>
      <text:p text:style-name="P20"><text:span text:style-name="T11"><text:s text:c="3"/>We started rehearsing in their garage, both for the Midnite Vultures tribute and the Big Sound Harbor debut. I stayed there for a few days and Stephanie was like, “This can’t happen again.” I </text:span><text:soft-page-break/><text:span text:style-name="T17">then</text:span><text:span text:style-name="T11"> </text:span><text:span text:style-name="T21">started </text:span><text:span text:style-name="T11">stay</text:span><text:span text:style-name="T21">ing</text:span><text:span text:style-name="T11"> with </text:span><text:span text:style-name="T17">J</text:span><text:span text:style-name="T11">ason and Dulci occassionally. </text:span><text:span text:style-name="T21">There were a bunch of people hanging out there regularly, so I didn’t feel</text:span><text:span text:style-name="T11"> like much of a burden.</text:span></text:p>
      <text:p text:style-name="P12"><text:s text:c="3"/>I went on a date with <text:span text:style-name="T32">an old friend</text:span> from Greensoboro to Isis <text:span text:style-name="T32">Music Hall</text:span>. I wasn’t really that into it and had nowhere planned to stay for the night, but ran into Melissa, who said I could stay with her for a while in Montford.</text:p>
      <text:p text:style-name="P12"><text:s text:c="3"/>That was a great few months. I stayed there until one day I was walking by Sunny Point and saw <text:span text:style-name="T32">Mike O’Malley’s first girlfriend </text:span>Sunny. I think I had heard that Mike was in town, so I went inside and was like, “Where is he?!”</text:p>
      <text:p text:style-name="P12"><text:s text:c="3"/>She gave me the address to her house. Apparently, she and Rob had just broken up, which makes me wonder if I should talk about the day we almost got together at the Boogie <text:span text:style-name="T32">(except</text:span> Rob <text:span text:style-name="T32">had </text:span>beat<text:span text:style-name="T32">en</text:span> me to it.<text:span text:style-name="T32">)</text:span></text:p>
      <text:p text:style-name="P12"><text:s text:c="3"/>Anyway, I stayed there that night and for about seven more years. I figured if she was able to date Mike &amp; Rob, there’s no way she would break up with <text:soft-page-break/>me, and she often bragged that taking care of musicians was her gift, her equivalent of having musical talent.</text:p>
      <text:p text:style-name="P20"><text:span text:style-name="T11"><text:s text:c="3"/>Holy Ghost, at the recommendation of </text:span><text:span text:style-name="T21">our manager</text:span><text:span text:style-name="T11">, started to play less and less. Eventually, she suggested we get jobs, so we fired her and promoted Jason, </text:span><text:span text:style-name="T21">which</text:span><text:span text:style-name="T16"> severed our connection with our booking agent.</text:span></text:p>
      <text:p text:style-name="P20"><text:span text:style-name="T16"><text:s text:c="2"/>NFT didn’t book a whole lot of shows and Sunny made me get a job. I started </text:span><text:span text:style-name="T17">d</text:span><text:span text:style-name="T16">oing transcriptions with SyncScripts, then Rev. I tried washing dishes at Local Provisions for three shifts, then leaned more heavily into transcribing.</text:span></text:p>
      <text:p text:style-name="P20"><text:span text:style-name="T16"><text:s text:c="3"/></text:span><text:span text:style-name="T17">Rev had an unlimited amount of work and </text:span><text:span text:style-name="T16">I started increasing my efficiency by buying and building different mechanical computer keyboards, eventually designing my own. By the time COVID hit, I was selling them online, advertising on Reddit and Instagram.</text:span></text:p>
      <text:p text:style-name="P13"><text:s text:c="3"/>I had quietly given up on my romantic relationship with Sunny but didn’t want to move out, partly because I didn’t have anywhere to go and <text:soft-page-break/>partly because I didn’t want to abandon our three dogs.</text:p>
      <text:p text:style-name="P13"><text:s text:c="3"/>She had had multiple affairs and got engrossed in one with Stephen, who was also cheating on his girlfriend and continued to as they got engaged, bought a house.</text:p>
      <text:p text:style-name="P20"><text:span text:style-name="T16"><text:s text:c="3"/>Dulci had joined the band and was traveling with us full time. When we were ready to record a new album, we went to</text:span><text:span text:style-name="T17"> </text:span><text:span text:style-name="T16">La La Land </text:span><text:span text:style-name="T17">in Louisville </text:span><text:span text:style-name="T16">with Dan </text:span><text:span text:style-name="T21">and</text:span><text:span text:style-name="T16"> recorded an album’s worth of material with the plan of doing vocals later, which we did over the course of two weeks at the </text:span><text:span text:style-name="T21">B</text:span><text:span text:style-name="T16">at Cave Inn, where Lyndard Skynard had also recorded.</text:span></text:p>
      <text:p text:style-name="P13"><text:s text:c="3"/>Sunny was there a lot and Alyse sang on everything in addition to Dulci. Maybe that’s what we did for RSoM as well.</text:p>
      <text:p text:style-name="P20"><text:span text:style-name="T16"><text:s text:c="3"/>We spent a year mixing and mastering the album, and, by that time, decidced to release four of the songs as Summer Jelly EP and record four new ones in Dan’s basement, two of which were led by Dulci. What were the other two, I wonder.</text:span></text:p>
      <text:p text:style-name="P13"><text:soft-page-break/><text:s text:c="3"/>We were all completely sick of being Holy Ghost Tent Revival and figured that adding another new singer/songwriter warranted a name change, so after much debate around new names, we decided on Moves. Close seconds were Boogie Magic and Mother Superior.</text:p>
      <text:p text:style-name="P13"><text:s text:c="3"/>I guess I should mention how Steve had seen a picture of Hank next to a sign for an actual tent revival near Boone.</text:p>
      <text:p text:style-name="P13"><text:s text:c="3"/><text:span text:style-name="T32">T</text:span>he Moves album (self-titled) is our best work. We released it on vinyl with the help of Soul Step Records, run by Melvin Dillon.</text:p>
      <text:p text:style-name="P20"><text:span text:style-name="T16"><text:s text:c="2"/></text:span><text:span text:style-name="T17">T</text:span><text:span text:style-name="T16">he most controversial thing I could print is how Steve had hooked up with </text:span><text:span text:style-name="T17">Melvin’s</text:span><text:span text:style-name="T16"> sister one random night in the early days, and how she had had a child and how that child looked exactly like Steve.</text:span></text:p>
      <text:p text:style-name="P20"><text:span text:style-name="T16"><text:s text:c="3"/>I guess this is a good time to talk about my birthday where I got day-drunk, passed out on the sidewalk, showed up late to my birthday dinner with parents and friends at Zambra, harrassed the waiter, got taken to Double Crown by Ryan and Kevin and told them while nearly blackout that Steve and Sunny had been having an affair for two years.</text:span></text:p>
      <text:p text:style-name="P20"><text:soft-page-break/><text:span text:style-name="T16"><text:s text:c="3"/>I haven’t mention</text:span><text:span text:style-name="T17">ed</text:span><text:span text:style-name="T16"> Ryan yet, but talking about Uncle Mountain and The Moon and You would be necessary, especially since I had started playing with the latter—my first side project.</text:span></text:p>
      <text:p text:style-name="P20"><text:span text:style-name="T16"><text:s text:c="3"/>Well, </text:span><text:span text:style-name="T17">S</text:span><text:span text:style-name="T16">teve got broken up with and Sunny got uninvited from anything friend-related, which </text:span><text:span text:style-name="T17">initially </text:span><text:span text:style-name="T16">upset me, but pointlessly because she went into complete self-isolation anyway apart from going to work, the Malvern and the Brew Pump.</text:span></text:p>
      <text:p text:style-name="P20"><text:span text:style-name="T16"><text:s text:c="3"/>We continued to meet with Steve, played a couple shows. His therapist recommended he g</text:span><text:span text:style-name="T17">e</text:span><text:span text:style-name="T16">t sober, so </text:span><text:span text:style-name="T17">h</text:span><text:span text:style-name="T16">e went to rehab </text:span><text:span text:style-name="T17">or recovery</text:span><text:span text:style-name="T16">. </text:span><text:span text:style-name="T17">I’m not sure the difference.</text:span><text:span text:style-name="T16"> He also got off social media and started to make amends (way too fast.) I have an email from him I should include.</text:span></text:p>
      <text:p text:style-name="P20"><text:span text:style-name="T16"><text:s text:c="3"/>Eventually, his therapist recommended he quit the band. He moved onto Middlemont without telling anyone and eventually left town to be with the mother of his secret child. They married and had another, but, to my knowledge, to this day, have never told the first he is the father. Everyone made efforts to keep in contact with him for a while, but </text:span><text:soft-page-break/><text:span text:style-name="T16">that last decision made it unbearable. It is obvious that keeping secrets from people was his true addiction all along.</text:span></text:p>
      <text:p text:style-name="P21">11/8</text:p>
      <text:p text:style-name="P14">During COVID, my routine was: I would wake up and finish a transcription from the night before. Actually, the dogs would wake me up. I was sleeping in my own room. I would let Buddy out, prepare three bowls of food, feed the girls inside, place Buddy’s bowl outside. He ate so much faster that he would have gone and done his business by the time the girls had finished their food. Then, he’d be excited to come inside and lick their bowls. Nutmeg had to go on a rope and Whiskey would roam the yard while I made coffee. They would ask to be let inside before I was even done with the pourover.</text:p>
      <text:p text:style-name="P21"><text:span text:style-name="T11"><text:s text:c="3"/>Whiskey would go back to bed in Sunny’s room, where Spud was as well, and Nutmeg would sit at the end of my couch like a person, waiting for me to return. I’d spend an hour on the couch drinking my coffee and specifically not looking at my phone. I considered it my commute time.</text:span></text:p>
      <text:p text:style-name="P14"><text:soft-page-break/><text:s text:c="3"/>I would type until Sunny woke at noon, <text:span text:style-name="T32">at which point I would make</text:span> her a cup of coffee. She would then make grits and a smoothie for both of us. I would take all three dogs on walks, one at a time, finish my assignment, find a new one, do the first ten minutes and then walk up to the Brew Pump.</text:p>
      <text:p text:style-name="P14"><text:s text:c="3"/>I would drink two dark beers in the afternoon sun, catch up with friends. I started to develop a crush on a regular, Cait. When the sun went down, I would walk home, work on new keyboard designs, eat a late dinner with Sunny, maybe watch some ABC programming and go to bed.</text:p>
      <text:p text:style-name="P21"><text:span text:style-name="T11"/></text:p>
      <text:p text:style-name="P21"><text:span text:style-name="T11"><text:s text:c="3"/>One day I was there a bit early sitting in front of the gas station eating a burger I had gotten from UJ when Cait walked up. “Are they open yet?” she said.</text:span></text:p>
      <text:p text:style-name="P14"><text:s text:c="3"/>I said, “Not til three, but Eden is in there, so she might serve you.”</text:p>
      <text:p text:style-name="P14"><text:s text:c="3"/>A few minutes later, I heard Cait’s voice calling from the open window. “Rosss... I got in...”</text:p>
      <text:p text:style-name="P21"><text:soft-page-break/><text:span text:style-name="T11"><text:s text:c="3"/>We hung out with a beer while I finished my burger. I had to go to an afternoon rehearsal, but I said I would be back in a couple hours. When I returned, she was drunkenly singing </text:span><text:span text:style-name="T1">Say it Ain’t So</text:span><text:span text:style-name="T11"> into a half-empty pint glass at a table full of her friends.</text:span></text:p>
      <text:p text:style-name="P14"><text:s text:c="3"/>She turned to me and said, “I know. It’s okay...”</text:p>
      <text:p text:style-name="P14"><text:s text:c="3"/>I said <text:span text:style-name="T32">g</text:span>oodnight to her that night, but I have the whole timeline of how we got together in my calendar, including how she tried to break it off two or three times.</text:p>
      <text:p text:style-name="P14"><text:s text:c="3"/>The chaos of the Folly Beach trip organized by Sunny and Will would be worth mentioning, especially since that was how we got engaged. It also turned into a fight. <text:span text:style-name="T32">T</text:span>he reality that Sunny was still trying to control me became apparent.</text:p>
      <text:p text:style-name="P21"><text:span text:style-name="T11"><text:s text:c="3"/>Nelia was asked to move out. I was going to take her place. Sunny didn’t like that. Will, who I should mention sooner, was starting to hang out with Cait’s friend Wendy and Sunny was trying to stop it.</text:span></text:p>
      <text:p text:style-name="P14"><text:s text:c="3"/>She drove by when I was walking home from Cait’s house and said, “Get in.” I have this in a journal <text:soft-page-break/>already, how she kidnapped me, said I was going to tell her where Wende lived, said she was mad at me the next day, told me to get out of her house, and, when I reminded her it was actually her mom’s house, started smashing keyboard things and throwing drums out in the yard.</text:p>
      <text:p text:style-name="P14"><text:s text:c="3"/>I salvaged what I could and moved into Cait’s house approx six weeks early. I got the rest of my stuff three months later and felt somewhat happy. I started playing with Tina and her Pony, Hannah Kaminer, The Secret B-Sides.</text:p>
      <text:p text:style-name="P21"><text:span text:style-name="T11"/></text:p>
      <text:p text:style-name="P15">Cait partied a lot and I wanted to be with her, perhaps partly to help her stay safe, but, even drinking half as much as her, as was my standard practice, got to be a bit much sometimes.</text:p>
      <text:p text:style-name="P22"><text:span text:style-name="T11"><text:s text:c="3"/>First she told me she had a crush on someone, which I said was okay. Then she said she didn’t want to get married, which I said was okay. Then she stopped coming home from work, and, after about a week, I said I really would like to join her </text:span><text:span text:style-name="T21">at the bar</text:span><text:span text:style-name="T11">. She told me not to.</text:span></text:p>
      <text:p text:style-name="P15"><text:soft-page-break/><text:s text:c="3"/>I found evidence she was cheating. The following day, I asked her to be honest. She wanted to break up. I begged her to find a way I could stay in her life. Instead, I moved in with Eric.</text:p>
      <text:p text:style-name="P15"><text:s text:c="3"/>But first, I went to the Brew Pump and told everyone what Cait had done. Michael Scott was there when I walked in. “Got any advice for the people?” he said. I looked back and forth between him and Eden, then said, “Practice non-attachment.” they were very confused, so I explained what had happened. I spent about a week getting very drunk before I temporarily called it quits.</text:p>
      <text:p text:style-name="P22"><text:span text:style-name="T11"><text:s text:c="3"/>A couple months later, Eric went to France. I wasn’t getting blindingly drunk anymore, but I was going to the Country Club every night, coming home and blasting angry Eminem songs.</text:span></text:p>
      <text:p text:style-name="P15"><text:s text:c="3"/>This is about when I started the GitHub journals. Oh! I should detail AVLFest 2023 for sure, which makes me realize I should talk about Lucy, which makes me realize I should write about the night we took acid together, watched Twister, played through <text:soft-page-break/>The Point, how I laid next to Cait, knew something was wrong, got out of bed and kissed Lucy.</text:p>
      <text:p text:style-name="P22"><text:span text:style-name="T11"><text:s text:c="3"/>I don’t remember much of life between AVLFest and Halloween, but that was the next time I got blackout. It actually took about a day-and-a-half, but I was a mess when she dropped me off at the Brew Pump the afternoon of the 1</text:span><text:span text:style-name="T27">st</text:span><text:span text:style-name="T11">.</text:span></text:p>
      <text:p text:style-name="P22"><text:span text:style-name="T11"><text:s text:c="3"/></text:span><text:span text:style-name="T1">That</text:span><text:span text:style-name="T11"> was when I started playing World of Warcraft, first Hardcore and then Classic, as a means to cut back on drinking. That went well for a couple months, and I even got Erica on it—who had officially changed genders while in France. French people did not accept the notion of being unsure of her gender when she was wearing womens clothes. “What do you mean you do not know?! You are mademouselle Eric</text:span><text:span text:style-name="T1">a</text:span><text:span text:style-name="T11">!”</text:span></text:p>
      <text:p text:style-name="P15"><text:s text:c="3"/>Like I said, my plan of cutting back was going well. I would typically have my two afternoon-sun-Brew-Pump beers and be excited to log in and play, but, one day, I found myself with plenty of time to get drunk and then play. I ran a dungeon with some friends and typed obnoxiously the whole time, <text:soft-page-break/>harrassing my friend Mutant and repeatedly mentioning my own drunkenness.</text:p>
      <text:p text:style-name="P15"><text:s text:c="3"/>I woke up and was mortified. My reputation of being a drunk was leaking into a video game.</text:p>
      <text:p text:style-name="P15"><text:s text:c="3"/>I was also forming a crush on Hannah. The day after her CD release, she got a writeup in the New York Times, so I thought it would be a good opportunity to buy her a congratulatory drink, our first one-on-one interaction. I think I even convinced her to have a second, but she ran home immediately after that.</text:p>
      <text:p text:style-name="P22"><text:span text:style-name="T11"><text:s text:c="3"/>I was starting to suggest we carpool together any time we had a gig. After rehearsals, we would both be hungry and would go get burgers or go to the grocery store.</text:span></text:p>
      <text:p text:style-name="P15"><text:s text:c="3"/>She invited me to the final Funkatorium Open Folk, sat next to me when she wasn’t playing. Her set was beautiful and I was convinced we could fall in love if I took my time. She invited me to join her and some friends at Storm Rhum Bar, then, for some reason, told me about how Edwin had been so wishy-washy, how he had invited Hannah in to meet <text:soft-page-break/>his cat after multiple pseudo dates then never made a move.</text:p>
      <text:p text:style-name="P15"><text:s text:c="3"/>She offered me a ride home and I thought about what I would say. Surely she had told me that story for a reason. There was a long silence before I got out of the car, but I choked and said nothing.</text:p>
      <text:p text:style-name="P15"><text:s text:c="3"/>I called her five minutes later and said, “So... it seems like we like each other.”</text:p>
      <text:p text:style-name="P15"><text:s text:c="3"/>“I had a good time,” she said with a heaviness, “But I’m going to have to think about what that means.”</text:p>
      <text:p text:style-name="P23">11/11</text:p>
      <text:p text:style-name="P28">Hannah said she wanted to remain friends because we are so different, and she <text:span text:style-name="T33">had </text:span>dated <text:span text:style-name="T33">one of </text:span>her drummer<text:span text:style-name="T33">s</text:span> before, which was disasterous. Also, while talking on the phone, she said we had a diferent relationship with substances.</text:p>
      <text:p text:style-name="P28"><text:s text:c="3"/>I took that to be a reference to my drinking, said, “My behavior has not been the best around that stuff recently so you may be wise. . .”</text:p>
      <text:p text:style-name="P28"><text:s text:c="3"/>I went to Brew Pump later on my way to the Ether Jam and Holly made me a Holly Special. It was <text:soft-page-break/>disgusting. I wondered why I was drinking it, got up and went to the jam. <text:span text:style-name="T33">I ate mushrooms and decided I would never drink agai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6</text:page-number><text:bookmark-end text:name="PageNumWizard_FOOTER_Default Page Style3"/></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7T11:48:14.665847392</dc:date>
    <meta:editing-duration>P65DT1H58M44S</meta:editing-duration>
    <meta:editing-cycles>710</meta:editing-cycles>
    <meta:generator>LibreOffice/24.2.5.2$MacOSX_X86_64 LibreOffice_project/bffef4ea93e59bebbeaf7f431bb02b1a39ee8a59</meta:generator>
    <meta:print-date>2024-11-08T19:28:51.123612975</meta:print-date>
    <meta:document-statistic meta:table-count="0" meta:image-count="0" meta:object-count="0" meta:page-count="26" meta:paragraph-count="103" meta:word-count="4403" meta:character-count="23603" meta:non-whitespace-character-count="19052"/>
  </office:meta>
</office:document-meta>
</file>